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3cm" svg:stroke-color="#ff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9cm" fo:min-width="0.508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3cm" svg:stroke-color="#ff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9cm" fo:min-width="0.891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3cm" svg:stroke-color="#ff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9cm" fo:min-width="0.504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3cm" svg:stroke-color="#ff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9cm" fo:min-width="0.894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3cm" svg:stroke-color="#ff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31cm" fo:min-width="0.896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3cm" svg:stroke-color="#6fb544" draw:marker-start-width="0.229cm" draw:marker-start-center="false" draw:marker-end-width="0.229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3cm" svg:stroke-color="#000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31cm" fo:min-width="0.508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3cm" svg:stroke-color="#000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7cm" fo:min-width="0.504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3cm" svg:stroke-color="#000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31cm" fo:min-width="0.894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3cm" svg:stroke-color="#000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5cm" fo:min-width="0.506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3cm" svg:stroke-color="#000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7cm" fo:min-width="0.892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.03cm" svg:stroke-color="#000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29cm" fo:min-width="0.504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.03cm" svg:stroke-color="#ff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82cm" fo:min-width="0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80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T1" style:family="text"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" style:family="text">
      <style:text-properties fo:color="#6fb544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OpenSymbol" fo:font-size="12pt" fo:font-style="normal" fo:text-shadow="none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816cm" svg:height="1.142cm" svg:x="6.588cm" svg:y="12.516cm">
            <text:p/>
          </draw:rect>
          <draw:frame draw:style-name="gr2" draw:text-style-name="P3" draw:layer="layout" svg:width="1.205cm" svg:height="0.581cm" svg:x="8.01cm" svg:y="12.038cm">
            <draw:text-box>
              <text:p text:style-name="P2"><text:span text:style-name="T1">5 cm</text:span></text:p>
            </draw:text-box>
          </draw:frame>
          <draw:frame draw:style-name="gr3" draw:text-style-name="P3" draw:layer="layout" svg:width="1.476cm" svg:height="0.581cm" draw:transform="rotate (1.5707963267949) translate (6.048cm 13.746cm)">
            <draw:text-box>
              <text:p text:style-name="P2"><text:span text:style-name="T1">1,5 cm</text:span></text:p>
            </draw:text-box>
          </draw:frame>
          <draw:rect draw:style-name="gr1" draw:text-style-name="P4" draw:layer="layout" svg:width="3.042cm" svg:height="1.151cm" draw:transform="rotate (-1.5707963267949) translate (14.73cm 12.525cm)">
            <text:p/>
          </draw:rect>
          <draw:frame draw:style-name="gr4" draw:text-style-name="P3" draw:layer="layout" svg:width="1.205cm" svg:height="0.581cm" draw:transform="rotate (-1.5707963267949) translate (15.208cm 13.55cm)">
            <draw:text-box>
              <text:p text:style-name="P2"><text:span text:style-name="T1">4 cm</text:span></text:p>
            </draw:text-box>
          </draw:frame>
          <draw:frame draw:style-name="gr5" draw:text-style-name="P3" draw:layer="layout" svg:width="1.476cm" svg:height="0.581cm" svg:x="13.474cm" svg:y="12.038cm">
            <draw:text-box>
              <text:p text:style-name="P2"><text:span text:style-name="T1">1,5 cm</text:span></text:p>
            </draw:text-box>
          </draw:frame>
          <draw:rect draw:style-name="gr1" draw:text-style-name="P4" draw:layer="layout" svg:width="1.527cm" svg:height="1.14cm" draw:transform="skewX (-0.00174532925199429) rotate (0.78784162435024) translate (6.607cm 15.871cm)">
            <text:p/>
          </draw:rect>
          <draw:frame draw:style-name="gr4" draw:text-style-name="P3" draw:layer="layout" svg:width="1.205cm" svg:height="0.581cm" draw:transform="rotate (0.780336708566665) translate (6.533cm 15.309cm)">
            <draw:text-box>
              <text:p text:style-name="P2"><text:span text:style-name="T1">2 cm</text:span></text:p>
            </draw:text-box>
          </draw:frame>
          <draw:frame draw:style-name="gr6" draw:text-style-name="P3" draw:layer="layout" svg:width="1.476cm" svg:height="0.581cm" draw:transform="rotate (2.35619449019234) translate (7.105cm 17.092cm)">
            <draw:text-box>
              <text:p text:style-name="P2"><text:span text:style-name="T1">1,5 cm</text:span></text:p>
            </draw:text-box>
          </draw:frame>
          <draw:rect draw:style-name="gr7" draw:text-style-name="P4" draw:layer="layout" svg:width="2.285cm" svg:height="1.43cm" draw:transform="skewX (0.00209439510239318) rotate (-0.783129235369856) translate (9.356cm 13.846cm)">
            <text:p/>
          </draw:rect>
          <draw:frame draw:style-name="gr8" draw:text-style-name="P5" draw:layer="layout" svg:width="1.205cm" svg:height="0.581cm" draw:transform="rotate (-0.782954702444657) translate (10.188cm 13.984cm)">
            <draw:text-box>
              <text:p text:style-name="P2"><text:span text:style-name="T2">3 cm</text:span></text:p>
            </draw:text-box>
          </draw:frame>
          <draw:frame draw:style-name="gr9" draw:text-style-name="P5" draw:layer="layout" svg:width="1.205cm" svg:height="0.581cm" draw:transform="rotate (0.789063354826636) translate (8.251cm 14.335cm)">
            <draw:text-box>
              <text:p text:style-name="P2"><text:span text:style-name="T2">2 cm</text:span></text:p>
            </draw:text-box>
          </draw:frame>
          <draw:rect draw:style-name="gr7" draw:text-style-name="P6" draw:layer="layout" svg:width="2.659cm" svg:height="1.438cm" draw:transform="rotate (-1.5707963267949) translate (12.603cm 12.516cm)">
            <text:p/>
          </draw:rect>
          <draw:rect draw:style-name="gr7" draw:text-style-name="P4" draw:layer="layout" svg:width="3.437cm" svg:height="1.428cm" svg:x="10.881cm" svg:y="16.312cm">
            <text:p/>
          </draw:rect>
          <draw:frame draw:style-name="gr10" draw:text-style-name="P5" draw:layer="layout" svg:width="1.476cm" svg:height="0.581cm" svg:x="11.92cm" svg:y="15.827cm">
            <draw:text-box>
              <text:p text:style-name="P2"><text:span text:style-name="T2">4,5 cm</text:span></text:p>
            </draw:text-box>
          </draw:frame>
          <draw:frame draw:style-name="gr11" draw:text-style-name="P5" draw:layer="layout" svg:width="1.205cm" svg:height="0.581cm" draw:transform="rotate (1.5707963267949) translate (10.4cm 17.512cm)">
            <draw:text-box>
              <text:p text:style-name="P2"><text:span text:style-name="T2">2 cm</text:span></text:p>
            </draw:text-box>
          </draw:frame>
          <draw:frame draw:style-name="gr12" draw:text-style-name="P5" draw:layer="layout" svg:width="1.476cm" svg:height="0.581cm" draw:transform="rotate (-1.5707963267949) translate (13.077cm 13.169cm)">
            <draw:text-box>
              <text:p text:style-name="P2"><text:span text:style-name="T2">3,5 cm</text:span></text:p>
            </draw:text-box>
          </draw:frame>
          <draw:frame draw:style-name="gr13" draw:text-style-name="P5" draw:layer="layout" svg:width="1.205cm" svg:height="0.581cm" svg:x="11.4cm" svg:y="12.038cm">
            <draw:text-box>
              <text:p text:style-name="P2"><text:span text:style-name="T2">2 cm</text:span></text:p>
            </draw:text-box>
          </draw:frame>
          <draw:frame draw:style-name="gr14" draw:text-style-name="P7" draw:layer="layout" svg:width="0.896cm" svg:height="0.772cm" svg:x="8.371cm" svg:y="12.848cm">
            <draw:text-box>
              <text:p text:style-name="P2"><text:span text:style-name="T3">➀</text:span></text:p>
            </draw:text-box>
          </draw:frame>
          <draw:frame draw:style-name="gr14" draw:text-style-name="P7" draw:layer="layout" svg:width="0.896cm" svg:height="0.772cm" svg:x="11.754cm" svg:y="13.621cm">
            <draw:text-box>
              <text:p text:style-name="P2"><text:span text:style-name="T3">➁</text:span></text:p>
            </draw:text-box>
          </draw:frame>
          <draw:frame draw:style-name="gr14" draw:text-style-name="P7" draw:layer="layout" svg:width="0.896cm" svg:height="0.772cm" svg:x="9.532cm" svg:y="14.929cm">
            <draw:text-box>
              <text:p text:style-name="P2"><text:span text:style-name="T3">➄</text:span></text:p>
            </draw:text-box>
          </draw:frame>
          <draw:frame draw:style-name="gr14" draw:text-style-name="P7" draw:layer="layout" svg:width="0.896cm" svg:height="0.772cm" svg:x="12.476cm" svg:y="16.803cm">
            <draw:text-box>
              <text:p text:style-name="P2"><text:span text:style-name="T3">➅</text:span></text:p>
            </draw:text-box>
          </draw:frame>
          <draw:frame draw:style-name="gr14" draw:text-style-name="P7" draw:layer="layout" svg:width="0.896cm" svg:height="0.772cm" svg:x="14.023cm" svg:y="13.813cm">
            <draw:text-box>
              <text:p text:style-name="P2"><text:span text:style-name="T3">➂</text:span></text:p>
            </draw:text-box>
          </draw:frame>
          <draw:frame draw:style-name="gr14" draw:text-style-name="P7" draw:layer="layout" svg:width="0.896cm" svg:height="0.772cm" svg:x="7.415cm" svg:y="15.506cm">
            <draw:text-box>
              <text:p text:style-name="P2"><text:span text:style-name="T3">➃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05:13.052687015</dc:date>
    <meta:editing-duration>PT1M24S</meta:editing-duration>
    <meta:editing-cycles>1</meta:editing-cycles>
    <meta:document-statistic meta:object-count="25"/>
    <meta:generator>LibreOffice/5.2.7.2$Linux_X86_64 LibreOffice_project/20m0$Build-2</meta:generator>
  </office:meta>
</office:document-meta>
</file>